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9.402cm" fo:min-width="6.73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576cm" fo:min-width="2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start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Noto Kufi Arabic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Noto Kufi Arabi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9.652cm" svg:x="2.135cm" svg:y="3.651cm">
          <text:p text:style-name="P1"><text:span text:style-name="T1">main() {</text:span></text:p>
          <text:p text:style-name="P1"><text:span text:style-name="T1"><text:tab/></text:span><text:span text:style-name="T1">statement;</text:span></text:p>
          <text:p text:style-name="P1"><text:span text:style-name="T1"><text:tab/></text:span><text:span text:style-name="T1">func_1();</text:span></text:p>
          <text:p text:style-name="P1"><text:span text:style-name="T1"><text:tab/></text:span><text:span text:style-name="T1">statement;</text:span></text:p>
          <text:p text:style-name="P1"><text:span text:style-name="T1"><text:tab/></text:span><text:span text:style-name="T1">func_2();</text:span></text:p>
          <text:p text:style-name="P1"><text:span text:style-name="T1"><text:tab/></text:span><text:span text:style-name="T1">statement;</text:span></text:p>
          <text:p text:style-name="P1"><text:span text:style-name="T1"><text:tab/></text:span><text:span text:style-name="T1">func_4();</text:span></text:p>
          <text:p text:style-name="P1"><text:span text:style-name="T1"><text:tab/></text:span><text:span text:style-name="T1">statement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4.826cm" svg:x="11.235cm" svg:y="3.69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29cm" svg:height="4.519cm" svg:x="11.135cm" svg:y="3.946cm">
          <draw:text-box>
            <text:p text:style-name="P4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4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4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4"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;</text:span></text:p>
          </draw:text-box>
        </draw:frame>
        <draw:frame draw:style-name="gr4" draw:text-style-name="P5" xml:id="id1" draw:id="id1" draw:layer="layout" svg:width="3.302cm" svg:height="1.318cm" svg:x="11.268cm" svg:y="2.397cm">
          <draw:text-box>
            <text:p text:style-name="P6"><text:span text:style-name="T1">func_1</text:span></text:p>
          </draw:text-box>
        </draw:frame>
        <draw:custom-shape draw:style-name="gr2" draw:text-style-name="P3" draw:layer="layout" svg:width="3.302cm" svg:height="4.826cm" svg:x="11.236cm" svg:y="10.69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5cm" svg:height="3.979cm" svg:x="11.136cm" svg:y="11.215cm">
          <draw:text-box>
            <text:p text:style-name="P7"><text:span text:style-name="T2">statement;</text:span></text:p>
            <text:p text:style-name="P7"><text:span text:style-name="T2">func_3();</text:span></text:p>
            <text:p text:style-name="P7"><text:span text:style-name="T2">-------------</text:span></text:p>
            <text:p text:style-name="P7"><text:span text:style-name="T2">return;</text:span></text:p>
          </draw:text-box>
        </draw:frame>
        <draw:frame draw:style-name="gr4" draw:text-style-name="P5" xml:id="id2" draw:id="id2" draw:layer="layout" svg:width="3.302cm" svg:height="1.318cm" svg:x="11.269cm" svg:y="9.398cm">
          <draw:text-box>
            <text:p text:style-name="P6"><text:span text:style-name="T1">func_2</text:span></text:p>
          </draw:text-box>
        </draw:frame>
        <draw:custom-shape draw:style-name="gr2" draw:text-style-name="P3" draw:layer="layout" svg:width="3.302cm" svg:height="4.826cm" svg:x="11.237cm" svg:y="17.69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29cm" svg:height="4.519cm" svg:x="11.137cm" svg:y="17.948cm">
          <draw:text-box>
            <text:p text:style-name="P4"><text:span text:style-name="T1">-------------</text:span></text:p>
            <text:p text:style-name="P4"><text:span text:style-name="T1">-------------</text:span></text:p>
            <text:p text:style-name="P4"><text:span text:style-name="T1">-------------</text:span></text:p>
            <text:p text:style-name="P4"><text:span text:style-name="T1">return;</text:span></text:p>
          </draw:text-box>
        </draw:frame>
        <draw:frame draw:style-name="gr4" draw:text-style-name="P5" xml:id="id3" draw:id="id3" draw:layer="layout" svg:width="3.302cm" svg:height="1.318cm" svg:x="11.27cm" svg:y="16.399cm">
          <draw:text-box>
            <text:p text:style-name="P6"><text:span text:style-name="T1">func_4</text:span></text:p>
          </draw:text-box>
        </draw:frame>
        <draw:custom-shape draw:style-name="gr2" draw:text-style-name="P3" draw:layer="layout" svg:width="3.302cm" svg:height="4.826cm" svg:x="16.236cm" svg:y="10.69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29cm" svg:height="4.519cm" svg:x="16.136cm" svg:y="10.947cm">
          <draw:text-box>
            <text:p text:style-name="P4"><text:span text:style-name="T1">-------------</text:span></text:p>
            <text:p text:style-name="P4"><text:span text:style-name="T1">-------------</text:span></text:p>
            <text:p text:style-name="P4"><text:span text:style-name="T1">-------------</text:span></text:p>
            <text:p text:style-name="P4"><text:span text:style-name="T1">return;</text:span></text:p>
          </draw:text-box>
        </draw:frame>
        <draw:frame draw:style-name="gr4" draw:text-style-name="P5" xml:id="id4" draw:id="id4" draw:layer="layout" svg:width="3.302cm" svg:height="1.318cm" svg:x="16.269cm" svg:y="9.398cm">
          <draw:text-box>
            <text:p text:style-name="P6"><text:span text:style-name="T1">func_3</text:span></text:p>
          </draw:text-box>
        </draw:frame>
        <draw:frame draw:style-name="gr4" draw:text-style-name="P5" draw:layer="layout" svg:width="3.302cm" svg:height="1.318cm" svg:x="4.268cm" svg:y="2.397cm">
          <draw:text-box>
            <text:p text:style-name="P6"><text:span text:style-name="T1">program</text:span></text:p>
          </draw:text-box>
        </draw:frame>
        <draw:connector draw:style-name="gr5" draw:text-style-name="P3" draw:layer="layout" draw:line-skew="0.965cm" svg:x1="7.573cm" svg:y1="6.343cm" svg:x2="11.268cm" svg:y2="3.056cm" draw:end-shape="id1" svg:d="M7573 6343h2563v-3287h1132" svg:viewBox="0 0 3696 3288">
          <text:p/>
        </draw:connector>
        <draw:connector draw:style-name="gr5" draw:text-style-name="P3" draw:layer="layout" draw:line-skew="0.965cm" svg:x1="7.573cm" svg:y1="8.469cm" svg:x2="11.269cm" svg:y2="10.057cm" draw:end-shape="id2" svg:d="M7573 8469h2563v1588h1133" svg:viewBox="0 0 3697 1589">
          <text:p/>
        </draw:connector>
        <draw:connector draw:style-name="gr5" draw:text-style-name="P3" draw:layer="layout" draw:line-skew="0.964cm" svg:x1="7.573cm" svg:y1="10.544cm" svg:x2="11.27cm" svg:y2="17.058cm" draw:end-shape="id3" svg:d="M7573 10544h2563v6514h1134" svg:viewBox="0 0 3698 6515">
          <text:p/>
        </draw:connector>
        <draw:connector draw:style-name="gr5" draw:text-style-name="P3" draw:layer="layout" draw:line-skew="0.322cm" svg:x1="14.273cm" svg:y1="12.744cm" svg:x2="16.269cm" svg:y2="10.057cm" draw:end-shape="id4" svg:d="M14273 12744h1070v-2687h926" svg:viewBox="0 0 1997 2688">
          <text:p/>
        </draw:connector>
        <draw:connector draw:style-name="gr5" draw:text-style-name="P3" draw:layer="layout" draw:line-skew="0.604cm" svg:x1="11.541cm" svg:y1="7.615cm" svg:x2="7.522cm" svg:y2="7.462cm" svg:d="M11541 7615h-1405v-153h-2614" svg:viewBox="0 0 4020 154">
          <text:p/>
        </draw:connector>
        <draw:connector draw:style-name="gr5" draw:text-style-name="P3" draw:layer="layout" svg:x1="16.579cm" svg:y1="14.738cm" svg:x2="13.984cm" svg:y2="13.364cm" svg:d="M16579 14738h-1297v-1374h-1298" svg:viewBox="0 0 2596 1375">
          <text:p/>
        </draw:connector>
        <draw:connector draw:style-name="gr5" draw:text-style-name="P3" draw:layer="layout" draw:line-skew="4.988cm" svg:x1="11.541cm" svg:y1="21.709cm" svg:x2="7.573cm" svg:y2="11.685cm" svg:d="M11541 21709v-24h-3968v-10000" svg:viewBox="0 0 3969 10025">
          <text:p/>
        </draw:connector>
        <draw:connector draw:style-name="gr5" draw:text-style-name="P3" draw:layer="layout" draw:line-skew="2.582cm" svg:x1="11.643cm" svg:y1="14.535cm" svg:x2="8.285cm" svg:y2="9.446cm" svg:d="M11643 14535v38h-3358v-5127" svg:viewBox="0 0 3359 5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2:08:58.885668439</meta:creation-date>
    <dc:date>2020-07-13T12:30:55.370175536</dc:date>
    <meta:editing-duration>PT58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